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Liberation Serif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000000" style:font-name="Liberation Serif" fo:font-size="12pt" fo:background-color="#ffffff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008000" style:font-name="Liberation Serif" fo:font-size="12pt" fo:font-weight="normal" fo:background-color="#fffff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943c0" officeooo:paragraph-rsid="001943c0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ca0a5" officeooo:paragraph-rsid="0019a477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b202a" officeooo:paragraph-rsid="0019a477" style:font-size-asian="12pt" style:font-size-complex="12pt"/>
    </style:style>
    <style:style style:name="P7" style:family="paragraph" style:parent-style-name="Standard">
      <style:text-properties style:font-name="Liberation Serif" fo:font-size="12pt" fo:font-weight="normal" officeooo:rsid="000ca0a5" officeooo:paragraph-rsid="0019a47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9a477" officeooo:paragraph-rsid="0019a47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bold" officeooo:rsid="001943c0" officeooo:paragraph-rsid="001943c0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style:font-name="Droid Sans Mono" fo:font-weight="normal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fo:color="#a31515"/>
    </style:style>
    <style:style style:name="T7" style:family="text">
      <style:text-properties fo:color="#a31515" style:font-name="Droid Sans Mono" fo:font-size="10.5pt" fo:font-weight="normal"/>
    </style:style>
    <style:style style:name="T8" style:family="text">
      <style:text-properties fo:color="#a31515" style:font-name="Droid Sans Mono" fo:font-weight="normal"/>
    </style:style>
    <style:style style:name="T9" style:family="text">
      <style:text-properties fo:color="#a31515" fo:font-weight="normal"/>
    </style:style>
    <style:style style:name="T10" style:family="text">
      <style:text-properties fo:color="#0000ff"/>
    </style:style>
    <style:style style:name="T11" style:family="text">
      <style:text-properties fo:color="#0000ff" style:font-name="Droid Sans Mono" fo:font-size="10.5pt" fo:font-weight="normal"/>
    </style:style>
    <style:style style:name="T12" style:family="text">
      <style:text-properties fo:color="#0000ff" style:font-name="Droid Sans Mono" fo:font-weight="normal"/>
    </style:style>
    <style:style style:name="T13" style:family="text">
      <style:text-properties fo:color="#0000ff" fo:font-weight="normal"/>
    </style:style>
    <style:style style:name="T14" style:family="text">
      <style:text-properties fo:color="#008000" style:font-name="Droid Sans Mono" fo:font-size="10.5pt" fo:font-weight="normal"/>
    </style:style>
    <style:style style:name="T15" style:family="text">
      <style:text-properties fo:color="#008000" style:font-name="Droid Sans Mono" fo:font-weight="normal"/>
    </style:style>
    <style:style style:name="T16" style:family="text">
      <style:text-properties fo:color="#008000" fo:font-weight="normal"/>
    </style:style>
    <style:style style:name="T17" style:family="text">
      <style:text-properties fo:color="#09885a"/>
    </style:style>
    <style:style style:name="T18" style:family="text">
      <style:text-properties fo:color="#09885a" style:font-name="Droid Sans Mono" fo:font-size="10.5pt" fo:font-weight="normal"/>
    </style:style>
    <style:style style:name="T19" style:family="text">
      <style:text-properties fo:color="#09885a" style:font-name="Droid Sans Mono" fo:font-weight="normal"/>
    </style:style>
    <style:style style:name="T20" style:family="text">
      <style:text-properties fo:color="#09885a" fo:font-weight="normal"/>
    </style:style>
    <style:style style:name="T21" style:family="text">
      <style:text-properties fo:color="#cd3131" style:font-name="Droid Sans Mono" fo:font-size="10.5pt" fo:font-weight="normal"/>
    </style:style>
    <style:style style:name="T22" style:family="text">
      <style:text-properties fo:color="#cd3131" style:font-name="Droid Sans Mono" fo:font-weight="normal"/>
    </style:style>
    <style:style style:name="T23" style:family="text">
      <style:text-properties fo:color="#cd3131" fo:font-weight="normal"/>
    </style:style>
    <style:style style:name="T24" style:family="text">
      <style:text-properties officeooo:rsid="0019a4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 <text:s text:c="7"/><text:span text:style-name="T1">Experiment No 1</text:span></text:p>
      <text:p text:style-name="P4"/>
      <text:p text:style-name="P4"><text:span text:style-name="T2">Name: </text:span>Faiyaz Shaikh</text:p>
      <text:p text:style-name="P4"><text:span text:style-name="T2">Roll No: </text:span>17CO45</text:p>
      <text:p text:style-name="P4"><text:span text:style-name="T2">Aim:</text:span> a) Implementation of Substitution cipher (Play fair)</text:p>
      <text:p text:style-name="P4"><text:s text:c="9"/>b) Product cipher using Substitution &amp; Transposition cipher</text:p>
      <text:p text:style-name="P4"/>
      <text:p text:style-name="P9">Code <text:span text:style-name="T24">a</text:span>:</text:p>
      <text:p text:style-name="P4"/>
      <text:p text:style-name="P1">alpha=<text:span text:style-name="T6">'ABCDEFGHIKLMNOPQRSTUVWXYZ'</text:span></text:p>
      <text:p text:style-name="P1">key = input(<text:span text:style-name="T6">"Enter the key: "</text:span>)</text:p>
      <text:p text:style-name="P1">msg = input(<text:span text:style-name="T6">"Enter the msg: "</text:span>)</text:p>
      <text:p text:style-name="P3">#converts to uppercase</text:p>
      <text:p text:style-name="P1">key = key.upper()</text:p>
      <text:p text:style-name="P1">msg = msg.upper()</text:p>
      <text:p text:style-name="P1">unrep=[]</text:p>
      <text:p text:style-name="P1">key=list(key)</text:p>
      <text:p text:style-name="P1"><text:span text:style-name="T10">for</text:span> i <text:span text:style-name="T10">in</text:span> alpha:</text:p>
      <text:p text:style-name="P2">    <text:span text:style-name="T13">if</text:span><text:span text:style-name="T3"> i </text:span><text:span text:style-name="T13">not</text:span><text:span text:style-name="T3"> </text:span><text:span text:style-name="T13">in</text:span><text:span text:style-name="T3"> key:</text:span></text:p>
      <text:p text:style-name="P2">        <text:span text:style-name="T3">unrep.append(i)     </text:span><text:span text:style-name="T16">#alters alpha</text:span></text:p>
      <text:p text:style-name="P1">key = list(dict.fromkeys(key))      </text:p>
      <text:p text:style-name="P3">#dict.fromkeys(key)-&gt; this creates a dictionary using the its key as the parameter passed, </text:p>
      <text:p text:style-name="P3">#since dictionary doesnt have duplicate key.. all duplicate things r removed</text:p>
      <text:p text:style-name="P1">final=key+unrep</text:p>
      <text:p text:style-name="P1">matrix = []</text:p>
      <text:p text:style-name="P1">k=<text:span text:style-name="T17">0</text:span></text:p>
      <text:p text:style-name="P1"><text:span text:style-name="T10">for</text:span> i <text:span text:style-name="T10">in</text:span> range(<text:span text:style-name="T17">0</text:span>,<text:span text:style-name="T17">5</text:span>):</text:p>
      <text:p text:style-name="P2">    <text:span text:style-name="T3">matrix.append([])</text:span></text:p>
      <text:p text:style-name="P1"><text:span text:style-name="T10">for</text:span> i <text:span text:style-name="T10">in</text:span> range(<text:span text:style-name="T17">0</text:span>,<text:span text:style-name="T17">5</text:span>):</text:p>
      <text:p text:style-name="P2">    <text:span text:style-name="T13">for</text:span><text:span text:style-name="T3"> j </text:span><text:span text:style-name="T13">in</text:span><text:span text:style-name="T3"> range(</text:span><text:span text:style-name="T20">0</text:span><text:span text:style-name="T3">,</text:span><text:span text:style-name="T20">5</text:span><text:span text:style-name="T3">):</text:span></text:p>
      <text:p text:style-name="P2">        <text:span text:style-name="T3">matrix[i].append(j)</text:span></text:p>
      <text:p text:style-name="P2">        <text:span text:style-name="T3">matrix[i][j]=final[k]</text:span></text:p>
      <text:p text:style-name="P2">        <text:span text:style-name="T3">k=k+</text:span><text:span text:style-name="T20">1</text:span></text:p>
      <text:p text:style-name="P1">msg=list(msg)</text:p>
      <text:p text:style-name="P3">#removing spaces from msg</text:p>
      <text:p text:style-name="P1"><text:span text:style-name="T10">for</text:span> i <text:span text:style-name="T10">in</text:span> range(len(msg)):</text:p>
      <text:p text:style-name="P2">        <text:span text:style-name="T13">if</text:span><text:span text:style-name="T3"> </text:span><text:span text:style-name="T9">" "</text:span><text:span text:style-name="T3"> </text:span><text:span text:style-name="T13">in</text:span><text:span text:style-name="T3"> msg:</text:span></text:p>
      <text:p text:style-name="P2">            <text:span text:style-name="T3">msg.remove(</text:span><text:span text:style-name="T9">" "</text:span><text:span text:style-name="T3">)</text:span></text:p>
      <text:p text:style-name="P3">#If both letters are the same, add an "X" after the first letter.</text:p>
      <text:p text:style-name="P1">i=<text:span text:style-name="T17">0</text:span></text:p>
      <text:p text:style-name="P1">x=int(len(msg)/<text:span text:style-name="T17">2</text:span>)</text:p>
      <text:p text:style-name="P1"><text:span text:style-name="T10">for</text:span> e <text:span text:style-name="T10">in</text:span> range(<text:span text:style-name="T17">0</text:span>,x):</text:p>
      <text:p text:style-name="P2">    <text:span text:style-name="T13">if</text:span><text:span text:style-name="T3"> msg[i]==msg[i+</text:span><text:span text:style-name="T20">1</text:span><text:span text:style-name="T3">]:</text:span></text:p>
      <text:p text:style-name="P2">        <text:span text:style-name="T3">msg.insert(i+</text:span><text:span text:style-name="T20">1</text:span><text:span text:style-name="T3">,</text:span><text:span text:style-name="T9">'X'</text:span><text:span text:style-name="T3">)</text:span></text:p>
      <text:p text:style-name="P2">    <text:span text:style-name="T3">i=i+</text:span><text:span text:style-name="T20">2</text:span></text:p>
      <text:p text:style-name="P3">#If it is odd digit, add an "X" at the end</text:p>
      <text:p text:style-name="P1"><text:span text:style-name="T10">if</text:span> len(msg)%<text:span text:style-name="T17">2</text:span>==<text:span text:style-name="T17">1</text:span>:</text:p>
      <text:p text:style-name="P2">    <text:span text:style-name="T3">msg.append(</text:span><text:span text:style-name="T9">"X"</text:span><text:span text:style-name="T3">)</text:span></text:p>
      <text:p text:style-name="P3">#finds position</text:p>
      <text:p text:style-name="P1"><text:span text:style-name="T10">def</text:span> find_position(matrix,letter):</text:p>
      <text:p text:style-name="P2"><text:soft-page-break/>    <text:span text:style-name="T3">x=y=</text:span><text:span text:style-name="T20">0</text:span></text:p>
      <text:p text:style-name="P2">    <text:span text:style-name="T13">for</text:span><text:span text:style-name="T3"> i </text:span><text:span text:style-name="T13">in</text:span><text:span text:style-name="T3"> range(</text:span><text:span text:style-name="T20">0</text:span><text:span text:style-name="T3">,</text:span><text:span text:style-name="T20">5</text:span><text:span text:style-name="T3">):</text:span></text:p>
      <text:p text:style-name="P2">        <text:span text:style-name="T13">for</text:span><text:span text:style-name="T3"> j </text:span><text:span text:style-name="T13">in</text:span><text:span text:style-name="T3"> range(</text:span><text:span text:style-name="T20">0</text:span><text:span text:style-name="T3">,</text:span><text:span text:style-name="T20">5</text:span><text:span text:style-name="T3">):</text:span></text:p>
      <text:p text:style-name="P2">            <text:span text:style-name="T13">if</text:span><text:span text:style-name="T3"> matrix[i][j]==letter:</text:span></text:p>
      <text:p text:style-name="P2">                <text:span text:style-name="T3">x=i</text:span></text:p>
      <text:p text:style-name="P2">                <text:span text:style-name="T3">y=j</text:span></text:p>
      <text:p text:style-name="P2">    <text:span text:style-name="T13">return</text:span><text:span text:style-name="T3"> x,y</text:span></text:p>
      <text:p text:style-name="P1">cipher=[]</text:p>
      <text:p text:style-name="P1">x=len(msg)-<text:span text:style-name="T17">1</text:span></text:p>
      <text:p text:style-name="P1">i=<text:span text:style-name="T17">0</text:span></text:p>
      <text:p text:style-name="P1"><text:span text:style-name="T10">while</text:span> i&lt;x:</text:p>
      <text:p text:style-name="P2">    <text:span text:style-name="T3">p1,q1=find_position(matrix,msg[i])</text:span></text:p>
      <text:p text:style-name="P2">    <text:span text:style-name="T3">i=i+</text:span><text:span text:style-name="T20">1</text:span></text:p>
      <text:p text:style-name="P2">    <text:span text:style-name="T3">p2,q2=find_position(matrix,msg[i])</text:span></text:p>
      <text:p text:style-name="P2">    <text:span text:style-name="T13">if</text:span><text:span text:style-name="T3"> p1==p2:</text:span></text:p>
      <text:p text:style-name="P2">        <text:span text:style-name="T13">if</text:span><text:span text:style-name="T3"> q1==</text:span><text:span text:style-name="T20">4</text:span><text:span text:style-name="T3">:</text:span></text:p>
      <text:p text:style-name="P2">            <text:span text:style-name="T3">q1=-</text:span><text:span text:style-name="T20">1</text:span></text:p>
      <text:p text:style-name="P2">        <text:span text:style-name="T13">if</text:span><text:span text:style-name="T3"> q2==</text:span><text:span text:style-name="T20">4</text:span><text:span text:style-name="T3">:</text:span></text:p>
      <text:p text:style-name="P2">            <text:span text:style-name="T3">q2=-</text:span><text:span text:style-name="T20">1</text:span></text:p>
      <text:p text:style-name="P2">        <text:span text:style-name="T3">cipher.append(matrix[p1][q1+</text:span><text:span text:style-name="T20">1</text:span><text:span text:style-name="T3">])</text:span></text:p>
      <text:p text:style-name="P2">        <text:span text:style-name="T3">cipher.append(matrix[p1][q2+</text:span><text:span text:style-name="T20">1</text:span><text:span text:style-name="T3">])     </text:span></text:p>
      <text:p text:style-name="P2">    <text:span text:style-name="T13">elif</text:span><text:span text:style-name="T3"> q1==q2:</text:span></text:p>
      <text:p text:style-name="P2">        <text:span text:style-name="T13">if</text:span><text:span text:style-name="T3"> p1==</text:span><text:span text:style-name="T20">4</text:span><text:span text:style-name="T3">:</text:span></text:p>
      <text:p text:style-name="P2">            <text:span text:style-name="T3">p1=-</text:span><text:span text:style-name="T20">1</text:span><text:span text:style-name="T23">;</text:span></text:p>
      <text:p text:style-name="P2">        <text:span text:style-name="T13">if</text:span><text:span text:style-name="T3"> p2==</text:span><text:span text:style-name="T20">4</text:span><text:span text:style-name="T3">:</text:span></text:p>
      <text:p text:style-name="P2">            <text:span text:style-name="T3">p2=-</text:span><text:span text:style-name="T20">1</text:span><text:span text:style-name="T23">;</text:span></text:p>
      <text:p text:style-name="P2">        <text:span text:style-name="T3">cipher.append(matrix[p1+</text:span><text:span text:style-name="T20">1</text:span><text:span text:style-name="T3">][q1])</text:span></text:p>
      <text:p text:style-name="P2">        <text:span text:style-name="T3">cipher.append(matrix[p2+</text:span><text:span text:style-name="T20">1</text:span><text:span text:style-name="T3">][q2])</text:span></text:p>
      <text:p text:style-name="P2">    <text:span text:style-name="T13">else</text:span><text:span text:style-name="T3">:</text:span></text:p>
      <text:p text:style-name="P2">        <text:span text:style-name="T3">cipher.append(matrix[p1][q2])</text:span></text:p>
      <text:p text:style-name="P2">        <text:span text:style-name="T3">cipher.append(matrix[p2][q1])</text:span></text:p>
      <text:p text:style-name="P2">    <text:span text:style-name="T3">i=i+</text:span><text:span text:style-name="T20">1</text:span></text:p>
      <text:p text:style-name="P1">print(<text:span text:style-name="T6">"Cipher text: "</text:span>,end=<text:span text:style-name="T6">''</text:span>)</text:p>
      <text:p text:style-name="P1"><text:span text:style-name="T10">for</text:span> i <text:span text:style-name="T10">in</text:span> cipher:</text:p>
      <text:p text:style-name="P2">    <text:span text:style-name="T3">print(i,end=</text:span><text:span text:style-name="T9">''</text:span><text:span text:style-name="T3">)</text:span></text:p>
      <text:p text:style-name="P1">print()</text:p>
      <text:p text:style-name="P1"/>
      <text:p text:style-name="P4">Output:</text:p>
      <text:p text:style-name="P4"/>
      <text:p text:style-name="P4">Enter the key: medicine</text:p>
      <text:p text:style-name="P4">Enter the msg: the greatest wealth is health</text:p>
      <text:p text:style-name="P4">Cipher text: QOCAWAFRDRRYAKOSOMQLAKOSLV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Code <text:span text:style-name="T24">b:</text:span></text:p>
      <text:p text:style-name="P4"/>
      <text:p text:style-name="P5">#include&lt;stdio.h&gt;</text:p>
      <text:p text:style-name="P5">#include&lt;string.h&gt;</text:p>
      <text:p text:style-name="P5">int main(){</text:p>
      <text:p text:style-name="P5"><text:tab/>char text[50],enc[50];</text:p>
      <text:p text:style-name="P5"><text:tab/>int i,rem,key,c=0;</text:p>
      <text:p text:style-name="P5"><text:tab/>printf("Enter the text : ");</text:p>
      <text:p text:style-name="P5"><text:tab/>scanf("%s",text);</text:p>
      <text:p text:style-name="P5"><text:tab/>printf("Enter the key : ");</text:p>
      <text:p text:style-name="P5"><text:tab/>scanf("%d",&amp;key);</text:p>
      <text:p text:style-name="P5"><text:tab/>for(i=0;i&lt;strlen(text);i++){</text:p>
      <text:p text:style-name="P5"><text:tab/><text:tab/></text:p>
      <text:p text:style-name="P5"><text:tab/><text:tab/>if(text[i]&gt;='A' &amp;&amp; text[i]&lt;='Z')<text:tab/> //checking whether alphabet is in upper case</text:p>
      <text:p text:style-name="P5"><text:tab/><text:tab/><text:tab/>{</text:p>
      <text:p text:style-name="P5"><text:tab/><text:tab/><text:tab/>rem=((text[i]+key)-65) % 26;</text:p>
      <text:p text:style-name="P5"><text:tab/><text:tab/><text:tab/>enc[i] = 65+rem;</text:p>
      <text:p text:style-name="P5"><text:tab/><text:tab/>}</text:p>
      <text:p text:style-name="P5"><text:tab/><text:tab/>else{</text:p>
      <text:p text:style-name="P5"><text:tab/><text:tab/>if(text[i]&gt;='a' &amp;&amp; text[i]&lt;='z'){<text:tab/><text:tab/>//checking whether alphabet is in l case</text:p>
      <text:p text:style-name="P5"><text:tab/><text:tab/><text:tab/>rem=((text[i]+key)-97) % 26;</text:p>
      <text:p text:style-name="P5"><text:tab/><text:tab/><text:tab/>enc[i] = 97+rem;</text:p>
      <text:p text:style-name="P5"><text:tab/><text:tab/>}</text:p>
      <text:p text:style-name="P5"><text:tab/>}</text:p>
      <text:p text:style-name="P5"><text:tab/>c++;</text:p>
      <text:p text:style-name="P5"><text:tab/><text:tab/>}<text:tab/></text:p>
      <text:p text:style-name="P5"><text:tab/>printf("Cipher text : %s\n",enc);<text:tab/><text:tab/><text:tab/>//printing the cipher text</text:p>
      <text:p text:style-name="P5"><text:tab/>int x,k=0;</text:p>
      <text:p text:style-name="P5"><text:tab/>if((c%key)!=0)</text:p>
      <text:p text:style-name="P5"><text:tab/><text:tab/>x=(c/key)+1;<text:tab/><text:tab/><text:tab/>//calculating the no. of rows </text:p>
      <text:p text:style-name="P5"><text:tab/>else</text:p>
      <text:p text:style-name="P5"><text:tab/><text:tab/>x=c/key;</text:p>
      <text:p text:style-name="P5"><text:tab/>char na[x][key];</text:p>
      <text:p text:style-name="P5"><text:tab/>for(i=1;i&lt;=x;i++){</text:p>
      <text:p text:style-name="P5"><text:tab/><text:tab/>for(int j=1;j&lt;=key;j++){</text:p>
      <text:p text:style-name="P5"><text:tab/><text:tab/><text:tab/>if(enc[k]!='\0'){</text:p>
      <text:p text:style-name="P5"><text:tab/><text:tab/><text:tab/><text:tab/>na[i][j]=enc[k];</text:p>
      <text:p text:style-name="P6"><text:tab/><text:tab/><text:tab/><text:tab/>k++;</text:p>
      <text:p text:style-name="P5"><text:tab/><text:tab/><text:tab/><text:tab/>}</text:p>
      <text:p text:style-name="P5"><text:tab/><text:tab/><text:tab/>else{</text:p>
      <text:p text:style-name="P5"><text:tab/><text:tab/><text:tab/><text:tab/>na[i][j]='X';}</text:p>
      <text:p text:style-name="P5"><text:tab/><text:tab/><text:tab/>}}</text:p>
      <text:p text:style-name="P5"><text:tab/><text:tab/><text:tab/>printf("Matrix :\n");</text:p>
      <text:p text:style-name="P5"><text:tab/>for(i=1;i&lt;=x;i++){<text:tab/><text:tab/><text:tab/><text:tab/>//printing the matrix</text:p>
      <text:p text:style-name="P5"><text:tab/><text:tab/>for(int j=1;j&lt;=key;j++){</text:p>
      <text:p text:style-name="P5"><text:tab/><text:tab/><text:tab/>printf("%c",na[i][j]);</text:p>
      <text:p text:style-name="P5"><text:tab/><text:tab/><text:tab/>}</text:p>
      <text:p text:style-name="P5"><text:tab/><text:tab/><text:tab/>printf("\n");</text:p>
      <text:p text:style-name="P5"><text:tab/><text:tab/><text:tab/>}</text:p>
      <text:p text:style-name="P5"><text:tab/><text:tab/><text:tab/>printf("Transposition cipher: ");<text:tab/><text:tab/></text:p>
      <text:p text:style-name="P5"><text:tab/>for(i=1;i&lt;=key;i++){<text:tab/><text:tab/><text:tab/>//calculating transpose</text:p>
      <text:p text:style-name="P5"><text:soft-page-break/><text:tab/><text:tab/>for(int j=1;j&lt;=x;j++){</text:p>
      <text:p text:style-name="P5"><text:tab/><text:tab/><text:tab/>printf("%c",na[j][i]);</text:p>
      <text:p text:style-name="P5"><text:tab/><text:tab/><text:tab/>}}</text:p>
      <text:p text:style-name="P5"><text:tab/>return 0;</text:p>
      <text:p text:style-name="P7">}</text:p>
      <text:p text:style-name="P7"/>
      <text:p text:style-name="P7"/>
      <text:p text:style-name="P7"/>
      <text:p text:style-name="P7"/>
      <text:p text:style-name="P7"/>
      <text:p text:style-name="P8">Output:</text:p>
      <text:p text:style-name="P8">Enter the text : hello</text:p>
      <text:p text:style-name="P8">Enter the key : 3</text:p>
      <text:p text:style-name="P8">Cipher text : khoor</text:p>
      <text:p text:style-name="P8">Matrix :</text:p>
      <text:p text:style-name="P8">kho</text:p>
      <text:p text:style-name="P8">orX</text:p>
      <text:p text:style-name="P8">Transposition cipher:kohroX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2:48:55.912340137</meta:creation-date>
    <dc:date>2020-03-03T03:05:19.960692760</dc:date>
    <meta:editing-duration>PT6M1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50" meta:word-count="379" meta:character-count="3301" meta:non-whitespace-character-count="2605"/>
  </office:meta>
</office:document-meta>
</file>